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 style:font-family-generic="system"/>
    <style:font-face style:name="MS Mincho1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981cm" fo:margin-left="0.173cm" table:align="left"/>
    </style:style>
    <style:style style:name="Tabela1.A" style:family="table-column">
      <style:table-column-properties style:column-width="3.073cm"/>
    </style:style>
    <style:style style:name="Tabela1.B" style:family="table-column">
      <style:table-column-properties style:column-width="2.055cm"/>
    </style:style>
    <style:style style:name="Tabela1.C" style:family="table-column">
      <style:table-column-properties style:column-width="7.362cm"/>
    </style:style>
    <style:style style:name="Tabela1.D" style:family="table-column">
      <style:table-column-properties style:column-width="4.491cm"/>
    </style:style>
    <style:style style:name="Tabela1.A1" style:family="table-cell">
      <style:table-cell-properties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ela1.D1" style:family="table-cell">
      <style:table-cell-properties fo:padding-left="0.191cm" fo:padding-right="0.191cm" fo:padding-top="0cm" fo:padding-bottom="0cm" fo:border="0.002cm solid #000000"/>
    </style:style>
    <style:style style:name="Tabela1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ela1.D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cm" fo:border-left="none" fo:border-right="none" fo:border-top="0.009cm solid #000000" fo:border-bottom="none" style:shadow="none"/>
    </style:style>
    <style:style style:name="P2" style:family="paragraph" style:parent-style-name="Standard">
      <style:text-properties style:font-name="Arial" fo:font-weight="bold" style:font-weight-asian="bold"/>
    </style:style>
    <style:style style:name="P3" style:family="paragraph" style:parent-style-name="Standard">
      <style:paragraph-properties fo:text-align="end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11.255cm" fo:margin-right="0cm" fo:text-indent="0cm" style:auto-text-indent="false">
        <style:tab-stops/>
      </style:paragraph-properties>
      <style:text-properties style:font-name="Arial"/>
    </style:style>
    <style:style style:name="P6" style:family="paragraph" style:parent-style-name="Standard">
      <style:paragraph-properties fo:text-align="end" style:justify-single-word="false" fo:padding="0cm" fo:border-left="none" fo:border-right="none" fo:border-top="none" fo:border-bottom="0.009cm solid #000000" style:shadow="none"/>
    </style:style>
    <style:style style:name="P7" style:family="paragraph" style:parent-style-name="Tytuł">
      <style:paragraph-properties fo:text-align="end" style:justify-single-word="false"/>
    </style:style>
    <style:style style:name="P8" style:family="paragraph" style:parent-style-name="Tytuł">
      <style:paragraph-properties fo:text-align="end" style:justify-single-word="false"/>
      <style:text-properties fo:font-size="14pt" style:font-size-asian="14pt"/>
    </style:style>
    <style:style style:name="P9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Standard">
      <style:paragraph-properties fo:margin-left="1.251cm" fo:margin-right="0cm" fo:text-indent="0cm" style:auto-text-indent="false">
        <style:tab-stops/>
      </style:paragraph-properties>
    </style:style>
    <style:style style:name="P11" style:family="paragraph" style:parent-style-name="Standard" style:master-page-name="MP0">
      <style:paragraph-properties fo:text-align="end" style:justify-single-word="false" style:page-number="auto" fo:break-before="page"/>
    </style:style>
    <style:style style:name="P12" style:family="paragraph" style:parent-style-name="Standard" style:list-style-name="L1"/>
    <style:style style:name="P13" style:family="paragraph" style:parent-style-name="Standard" style:list-style-name="L2"/>
    <style:style style:name="P14" style:family="paragraph" style:parent-style-name="Standard" style:list-style-name="L3"/>
    <style:style style:name="P15" style:family="paragraph" style:parent-style-name="Standard" style:list-style-name="WW8Num1">
      <style:paragraph-properties fo:margin-left="11.255cm" fo:margin-right="0cm" fo:text-indent="0cm" style:auto-text-indent="false">
        <style:tab-stops/>
      </style:paragraph-properties>
      <style:text-properties style:font-name="Arial"/>
    </style:style>
    <style:style style:name="P16" style:family="paragraph" style:parent-style-name="Heading_20_1">
      <style:paragraph-properties fo:padding="0cm" fo:border="none" style:shadow="none"/>
    </style:style>
    <style:style style:name="P17" style:family="paragraph" style:parent-style-name="Tytuł" style:master-page-name="MP1">
      <style:paragraph-properties style:page-number="auto" fo:break-before="page"/>
    </style:style>
    <style:style style:name="T1" style:family="text">
      <style:text-properties style:font-name="Arial" fo:font-weight="bold" style:font-weight-asian="bold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4LVL1" text:bullet-char="–">
        <style:list-level-properties/>
        <style:text-properties style:font-name="OpenSymbol"/>
      </text:list-level-style-bullet>
      <text:list-level-style-bullet text:level="2" text:style-name="WW_5f_CharLFO4LVL2" text:bullet-char="–">
        <style:list-level-properties/>
        <style:text-properties style:font-name="OpenSymbol"/>
      </text:list-level-style-bullet>
      <text:list-level-style-bullet text:level="3" text:style-name="WW_5f_CharLFO4LVL3" text:bullet-char="–">
        <style:list-level-properties/>
        <style:text-properties style:font-name="OpenSymbol"/>
      </text:list-level-style-bullet>
      <text:list-level-style-bullet text:level="4" text:style-name="WW_5f_CharLFO4LVL4" text:bullet-char="–">
        <style:list-level-properties/>
        <style:text-properties style:font-name="OpenSymbol"/>
      </text:list-level-style-bullet>
      <text:list-level-style-bullet text:level="5" text:style-name="WW_5f_CharLFO4LVL5" text:bullet-char="–">
        <style:list-level-properties/>
        <style:text-properties style:font-name="OpenSymbol"/>
      </text:list-level-style-bullet>
      <text:list-level-style-bullet text:level="6" text:style-name="WW_5f_CharLFO4LVL6" text:bullet-char="–">
        <style:list-level-properties/>
        <style:text-properties style:font-name="OpenSymbol"/>
      </text:list-level-style-bullet>
      <text:list-level-style-bullet text:level="7" text:style-name="WW_5f_CharLFO4LVL7" text:bullet-char="–">
        <style:list-level-properties/>
        <style:text-properties style:font-name="OpenSymbol"/>
      </text:list-level-style-bullet>
      <text:list-level-style-bullet text:level="8" text:style-name="WW_5f_CharLFO4LVL8" text:bullet-char="–">
        <style:list-level-properties/>
        <style:text-properties style:font-name="OpenSymbol"/>
      </text:list-level-style-bullet>
      <text:list-level-style-bullet text:level="9" text:style-name="WW_5f_CharLFO4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5LVL1" text:bullet-char="–">
        <style:list-level-properties/>
        <style:text-properties style:font-name="OpenSymbol"/>
      </text:list-level-style-bullet>
      <text:list-level-style-bullet text:level="2" text:style-name="WW_5f_CharLFO5LVL2" text:bullet-char="–">
        <style:list-level-properties/>
        <style:text-properties style:font-name="OpenSymbol"/>
      </text:list-level-style-bullet>
      <text:list-level-style-bullet text:level="3" text:style-name="WW_5f_CharLFO5LVL3" text:bullet-char="–">
        <style:list-level-properties/>
        <style:text-properties style:font-name="OpenSymbol"/>
      </text:list-level-style-bullet>
      <text:list-level-style-bullet text:level="4" text:style-name="WW_5f_CharLFO5LVL4" text:bullet-char="–">
        <style:list-level-properties/>
        <style:text-properties style:font-name="OpenSymbol"/>
      </text:list-level-style-bullet>
      <text:list-level-style-bullet text:level="5" text:style-name="WW_5f_CharLFO5LVL5" text:bullet-char="–">
        <style:list-level-properties/>
        <style:text-properties style:font-name="OpenSymbol"/>
      </text:list-level-style-bullet>
      <text:list-level-style-bullet text:level="6" text:style-name="WW_5f_CharLFO5LVL6" text:bullet-char="–">
        <style:list-level-properties/>
        <style:text-properties style:font-name="OpenSymbol"/>
      </text:list-level-style-bullet>
      <text:list-level-style-bullet text:level="7" text:style-name="WW_5f_CharLFO5LVL7" text:bullet-char="–">
        <style:list-level-properties/>
        <style:text-properties style:font-name="OpenSymbol"/>
      </text:list-level-style-bullet>
      <text:list-level-style-bullet text:level="8" text:style-name="WW_5f_CharLFO5LVL8" text:bullet-char="–">
        <style:list-level-properties/>
        <style:text-properties style:font-name="OpenSymbol"/>
      </text:list-level-style-bullet>
      <text:list-level-style-bullet text:level="9" text:style-name="WW_5f_CharLFO5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6LVL1" text:bullet-char="–">
        <style:list-level-properties/>
        <style:text-properties style:font-name="OpenSymbol"/>
      </text:list-level-style-bullet>
      <text:list-level-style-bullet text:level="2" text:style-name="WW_5f_CharLFO6LVL2" text:bullet-char="–">
        <style:list-level-properties/>
        <style:text-properties style:font-name="OpenSymbol"/>
      </text:list-level-style-bullet>
      <text:list-level-style-bullet text:level="3" text:style-name="WW_5f_CharLFO6LVL3" text:bullet-char="–">
        <style:list-level-properties/>
        <style:text-properties style:font-name="OpenSymbol"/>
      </text:list-level-style-bullet>
      <text:list-level-style-bullet text:level="4" text:style-name="WW_5f_CharLFO6LVL4" text:bullet-char="–">
        <style:list-level-properties/>
        <style:text-properties style:font-name="OpenSymbol"/>
      </text:list-level-style-bullet>
      <text:list-level-style-bullet text:level="5" text:style-name="WW_5f_CharLFO6LVL5" text:bullet-char="–">
        <style:list-level-properties/>
        <style:text-properties style:font-name="OpenSymbol"/>
      </text:list-level-style-bullet>
      <text:list-level-style-bullet text:level="6" text:style-name="WW_5f_CharLFO6LVL6" text:bullet-char="–">
        <style:list-level-properties/>
        <style:text-properties style:font-name="OpenSymbol"/>
      </text:list-level-style-bullet>
      <text:list-level-style-bullet text:level="7" text:style-name="WW_5f_CharLFO6LVL7" text:bullet-char="–">
        <style:list-level-properties/>
        <style:text-properties style:font-name="OpenSymbol"/>
      </text:list-level-style-bullet>
      <text:list-level-style-bullet text:level="8" text:style-name="WW_5f_CharLFO6LVL8" text:bullet-char="–">
        <style:list-level-properties/>
        <style:text-properties style:font-name="OpenSymbol"/>
      </text:list-level-style-bullet>
      <text:list-level-style-bullet text:level="9" text:style-name="WW_5f_CharLFO6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<draw:frame draw:style-name="fr1" draw:name="Grafika1" text:anchor-type="paragraph" svg:x="14.52cm" svg:y="0.161cm" svg:width="2.401cm" style:rel-width="scale" svg:height="2cm" style:rel-height="scale" draw:z-index="0"><draw:image/></draw:frame><text:span text:style-name="Domyślna_20_czcionka_20_akapitu"><text:span text:style-name="T1">Politechnika Białostocka</text:span></text:span></text:p>
      <text:p text:style-name="P16">Wydział Informatyki</text:p>
      <text:p text:style-name="P2">Zaawansowana Inżynieria Oprogramowania</text:p>
      <text:p text:style-name="P2">2013/2014</text:p>
      <text:p text:style-name="Standard"/>
      <text:p text:style-name="Standard"/>
      <text:p text:style-name="Standard"/>
      <text:p text:style-name="P5">Zespół projektowy:</text:p>
      <text:list xml:id="list37277813" text:style-name="WW8Num1">
        <text:list-item text:start-value="1">
          <text:p text:style-name="P15">Kuźmiński Mateusz</text:p>
        </text:list-item>
        <text:list-item>
          <text:p text:style-name="P15">Łapiński Jakub</text:p>
        </text:list-item>
        <text:list-item>
          <text:p text:style-name="P15">Kryński Tomasz</text:p>
        </text:list-item>
      </text:list>
      <text:p text:style-name="P6"/>
      <text:p text:style-name="Standard"/>
      <text:p text:style-name="Standard"/>
      <text:p text:style-name="Standard"/>
      <text:p>System do zarządzania i organizowania zawodów</text:p>
      <text:p>Magic: the Gathering</text:p>
      <text:p text:style-name="P3">Specyfikacja Systemu</text:p>
      <text:p text:style-name="P4"/>
      <text:p>Wersja 1.1</text:p>
      <text:p text:style-name="Standard"/>
      <text:p text:style-name="Standard"/>
      <text:p text:style-name="Standard"/>
      <text:p text:style-name="Standard"/>
      <text:p text:style-name="Title">Historia zmian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9">Data</text:p>
          </table:table-cell>
          <table:table-cell table:style-name="Tabela1.A1" office:value-type="string">
            <text:p text:style-name="P9">Wersja</text:p>
          </table:table-cell>
          <table:table-cell table:style-name="Tabela1.A1" office:value-type="string">
            <text:p text:style-name="P9">Opis</text:p>
          </table:table-cell>
          <table:table-cell table:style-name="Tabela1.D1" office:value-type="string">
            <text:p text:style-name="P9">Autor</text:p>
          </table:table-cell>
        </table:table-row>
        <table:table-row>
          <table:table-cell table:style-name="Tabela1.A2" office:value-type="string">
            <text:p text:style-name="Tabletext">25.03.2014</text:p>
          </table:table-cell>
          <table:table-cell table:style-name="Tabela1.A2" office:value-type="string">
            <text:p text:style-name="Tabletext">1.1</text:p>
          </table:table-cell>
          <table:table-cell table:style-name="Tabela1.A2" office:value-type="string">
            <text:p text:style-name="Tabletext">Cel, słownik</text:p>
          </table:table-cell>
          <table:table-cell table:style-name="Tabela1.D2" office:value-type="string">
            <text:p text:style-name="Tabletext">zebranie</text:p>
          </table:table-cell>
        </table:table-row>
        <table:table-row>
          <table:table-cell table:style-name="Tabela1.A2" office:value-type="string">
            <text:p text:style-name="Tabletext"/>
          </table:table-cell>
          <table:table-cell table:style-name="Tabela1.A2" office:value-type="string">
            <text:p text:style-name="Tabletext"/>
          </table:table-cell>
          <table:table-cell table:style-name="Tabela1.A2" office:value-type="string">
            <text:p text:style-name="Tabletext"/>
          </table:table-cell>
          <table:table-cell table:style-name="Tabela1.D2" office:value-type="string">
            <text:p text:style-name="Tabletext"/>
          </table:table-cell>
        </table:table-row>
        <table:table-row>
          <table:table-cell table:style-name="Tabela1.A2" office:value-type="string">
            <text:p text:style-name="Tabletext"/>
          </table:table-cell>
          <table:table-cell table:style-name="Tabela1.A2" office:value-type="string">
            <text:p text:style-name="Tabletext"/>
          </table:table-cell>
          <table:table-cell table:style-name="Tabela1.A2" office:value-type="string">
            <text:p text:style-name="Tabletext"/>
          </table:table-cell>
          <table:table-cell table:style-name="Tabela1.D2" office:value-type="string">
            <text:p text:style-name="Tabletext"/>
          </table:table-cell>
        </table:table-row>
        <table:table-row>
          <table:table-cell table:style-name="Tabela1.A2" office:value-type="string">
            <text:p text:style-name="Tabletext"/>
          </table:table-cell>
          <table:table-cell table:style-name="Tabela1.A2" office:value-type="string">
            <text:p text:style-name="Tabletext"/>
          </table:table-cell>
          <table:table-cell table:style-name="Tabela1.A2" office:value-type="string">
            <text:p text:style-name="Tabletext"/>
          </table:table-cell>
          <table:table-cell table:style-name="Tabela1.D2" office:value-type="string">
            <text:p text:style-name="Tabletext"/>
          </table:table-cell>
        </table:table-row>
      </table:table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>Wizja</text:p>
      <text:p text:style-name="Heading_20_1">Wprowadzenie</text:p>
      <text:p text:style-name="Standard"><text:tab/>Niniejszy dokument przedstawia wizję dotyczącą projektu o nazwie „System do zarządzania <text:tab/>i organizowania zawodów Magic: the Gathering”. Wizja ta służy do określenia celu, <text:tab/><text:tab/>zakresu, wymagań, korzyści oraz innych potrzebnych informacji potrzebnych do <text:tab/><text:tab/>implementacji aplikacji.</text:p>
      <text:p text:style-name="InfoBlue"/>
      <text:p text:style-name="Heading_20_2">Cel</text:p>
      <text:p text:style-name="Standard"><text:tab/>Celem stworzenia wizji jest ułatwienie pracy programistom i projektantom oprogramowania. Wizja przedstawia ogólny zarys problemu oraz wymaganych funkcjonalności.</text:p>
      <text:p text:style-name="Standard"/>
      <text:p text:style-name="Heading_20_2">Zakres</text:p>
      <text:p text:style-name="Standard"><text:tab/>Wizja dotyczy projektu „System do zarządzania i organizowania zawodów Magic: the <text:tab/><text:tab/>Gathering. Zależeć od niej może sposób podejścia do rozwiązania problemu przez <text:tab/><text:tab/>programistę od strony użytkowej.</text:p>
      <text:p text:style-name="InfoBlue"/>
      <text:p text:style-name="Heading_20_2">Definicje, akronimy i skróty</text:p>
      <text:p text:style-name="Standard"><text:tab/>Magic: the Gathering – kolekcjonerska gra karciana;</text:p>
      <text:p text:style-name="Standard"><text:tab/>Format – tryb rozgrywki pomiędzy graczami;</text:p>
      <text:p text:style-name="Standard"><text:tab/>T2 (standard) – rozgrywka dopuszczająca karty z ostatnich dwóch bloków;</text:p>
      <text:p text:style-name="Standard"><text:tab/>Blok – Zbiór trzech edycji kart wypuszczanych jedna po drugiej;</text:p>
      <text:p text:style-name="Standard"><text:tab/>Modern – rozgrywka dopuszczająca karty od edycji „Eighth Edition” w górę;</text:p>
      <text:p text:style-name="Standard"><text:tab/>Legacy – rozgrywka dopuszczająca karty z wszystkich edycji;</text:p>
      <text:p text:style-name="Standard"><text:tab/><text:span text:style-name="Domyślna_20_czcionka_20_akapitu"><text:span text:style-name="T2">Two-Head</text:span></text:span><text:span text:style-name="Domyślna_20_czcionka_20_akapitu"><text:span text:style-name="T2">ed Giant – tryb rozgrywki 2v2;</text:span></text:span></text:p>
      <text:p text:style-name="P10">Draft – tryb rozgrywki, w którym gracze korzystają tylko z kart dostarczonych przez organizatora.</text:p>
      <text:p text:style-name="Standard"><text:tab/>Pentagram – tryb rozgrywki dla pięciu graczy;</text:p>
      <text:p text:style-name="InfoBlue"/>
      <text:p text:style-name="Heading_20_2">Odniesienia</text:p>
      <text:p text:style-name="Standard"><text:tab/><text:a xlink:type="simple" xlink:href="https://www.wizards.com/Magic/Summoner/" office:target-frame-name="_top" xlink:show="replace">https://www.wizards.com/Magic/Summoner/</text:a> - Oficjalna strona Magic: the Gathering</text:p>
      <text:p text:style-name="Standard"><text:tab/>(dane z dnia 19-03-2014);</text:p>
      <text:p text:style-name="Standard"><text:tab/><text:a xlink:type="simple" xlink:href="http://wiki.mtgsalvation.com/" office:target-frame-name="_top" xlink:show="replace">http://wiki.mtgsalvation.com/</text:a> - Kompendium wiedzy o Magic: the Gathering</text:p>
      <text:p text:style-name="Standard"><text:tab/>(dane z dnia 19-03-2014);</text:p>
      <text:p text:style-name="Standard"><text:tab/><text:a xlink:type="simple" xlink:href="http://gatherer.wizards.com/" office:target-frame-name="_top" xlink:show="replace">http://gatherer.wizards.com/</text:a> - Biblioteka zawierająca spis wszystkich kart</text:p>
      <text:p text:style-name="Standard"><text:tab/>(dane z dnia 19-03-2014);</text:p>
      <text:p text:style-name="InfoBlue"/>
      <text:p text:style-name="Heading_20_1">Wstępne rozpoznanie wymagań</text:p>
      <text:p text:style-name="Standard"><text:tab/>System ma za zadanie ułatwienie organizacji zawodów w popularnej grze karcianej Magic: <text:tab/>the Gathering. Użytkownicy będą mogli brać udział w turniejach jak i tworzyć własne. Takie <text:tab/>rozwiązanie jest wygodne zarówno dla graczy biorących udział w rozgrywkach jak i dla</text:p>
      <text:p text:style-name="Standard"><text:tab/>organizatorów.<text:tab/></text:p>
      <text:p text:style-name="InfoBlue"/>
      <text:p text:style-name="Heading_20_2">Cel budowania systemu</text:p>
      <text:p text:style-name="Heading_20_2">Określenie wymagań</text:p>
      <text:p text:style-name="Standard"><text:tab/>Celem projektu jest utworzenie trzech oddzielnych modułów spełniających te same <text:tab/><text:tab/>funkcjonalności. Aplikacja będzie działała w wersji webowej, desktopowej oraz mobilnej <text:tab/>pod systemem Android.</text:p>
      <text:p text:style-name="Standard"/>
      <text:p text:style-name="Standard"><text:tab/>Wymagania:</text:p>
      <text:list xml:id="list37278880" text:style-name="L1">
        <text:list-item>
          <text:p text:style-name="P12">Możliwość rejestracji i logowania do systemu;</text:p>
        </text:list-item>
        <text:list-item>
          <text:p text:style-name="P12"><text:soft-page-break/>Tworzenie drużyn turniejowych;</text:p>
        </text:list-item>
        <text:list-item>
          <text:p text:style-name="P12">Zapraszanie użytkowników i dołączanie do istniejących drużyn;</text:p>
        </text:list-item>
        <text:list-item>
          <text:p text:style-name="P12">Tworzenie własnego turnieju z uwzględnieniem trybu i formatu rozgrywki;</text:p>
        </text:list-item>
        <text:list-item>
          <text:p text:style-name="P12">Zapisywanie się na wcześniej utworzone turnieje;</text:p>
        </text:list-item>
        <text:list-item>
          <text:p text:style-name="P12">Automatyczne generowanie drzewek turniejowych;</text:p>
        </text:list-item>
        <text:list-item>
          <text:p text:style-name="P12">Zgłaszanie wyników;</text:p>
        </text:list-item>
        <text:list-item>
          <text:p text:style-name="P12">System powiadamiania o nadchodzących meczach;</text:p>
        </text:list-item>
      </text:list>
      <text:p text:style-name="InfoBlue"/>
      <text:p text:style-name="Heading_20_2">Zakres działania systemu</text:p>
      <text:p text:style-name="Standard"><text:tab/>Wszystkie moduły będą korzystały ze wspólnej bazy danych.</text:p>
      <text:p text:style-name="Standard"><text:tab/>[Odnośnik do dokumentu przypadków]</text:p>
      <text:p text:style-name="InfoBlue">[Podpunkt ten oprócz zakresu funkcjonalności obejmuje również podanie zależności od systemów zewnętrznych, z którymi projektowany system będzie współpracował, np. system harmonogramowania pracy może korzystać z istniejącego systemu kadrowego.]</text:p>
      <text:p text:style-name="Heading_20_2">Przewidywane mierzalne i niemierzalne korzyści z wdrożenia systemu</text:p>
      <text:p text:style-name="Standard"><text:tab/>Korzyści mierzalne:</text:p>
      <text:list xml:id="list37276075" text:style-name="L2">
        <text:list-item>
          <text:p text:style-name="P13">Oszczędność czasowa;</text:p>
        </text:list-item>
        <text:list-item>
          <text:p text:style-name="P13">Zrzeszenie większej liczby graczy;</text:p>
        </text:list-item>
      </text:list>
      <text:p text:style-name="Standard"/>
      <text:p text:style-name="Standard"><text:tab/>Korzyści niemierzalne:</text:p>
      <text:list xml:id="list37289637" text:style-name="L3">
        <text:list-item>
          <text:p text:style-name="P14">Prostota i wygoda w użytkowaniu;</text:p>
        </text:list-item>
        <text:list-item>
          <text:p text:style-name="P14">Przejrzystość we wglądzie do przebiegu oraz zakończeniu turnieju;</text:p>
        </text:list-item>
        <text:list-item>
          <text:p text:style-name="P14">Dostęp do historii wyników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OpenSymbol" svg:font-family="OpenSymbol" style:font-family-generic="system"/>
    <style:font-face style:name="MS Mincho1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l" fo:country="PL" fo:font-style="normal" fo:text-shadow="none" style:text-underline-style="none" fo:font-weight="normal" style:letter-kerning="true" style:font-size-asian="12pt" style:language-asian="pl" style:country-asian="PL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l" fo:country="PL" fo:font-style="normal" fo:text-shadow="none" style:text-underline-style="none" fo:font-weight="normal" style:letter-kerning="true" fo:background-color="transparent" style:font-name-asian="Tahoma" style:font-size-asian="12pt" style:language-asian="pl" style:country-asian="PL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ny" style:family="paragraph">
      <style:paragraph-properties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er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name-asian="MS Mincho1" style:font-size-asian="14pt" style:font-size-complex="14pt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padding="0cm" fo:border-left="none" fo:border-right="none" fo:border-top="0.009cm solid #000000" fo:border-bottom="none" style:shadow="none" fo:keep-with-next="always"/>
      <style:text-properties style:font-name="Arial" fo:font-weight="bold" style:font-weight-asian="bold" fo:hyphenate="false" fo:hyphenation-remain-char-count="0" fo:hyphenation-push-char-count="0"/>
    </style:style>
    <style:style style:name="Table_20_Contents" style:display-name="Table Contents" style:family="paragraph" style:parent-style-name="Text_20_body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fo:hyphenation-remain-char-count="0" fo:hyphenation-push-char-count="0"/>
    </style:style>
    <style:style style:name="Text" style:family="paragraph" style:parent-style-name="Caption" style:class="extra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" style:next-style-name="Standard" style:class="chapter">
      <style:paragraph-properties fo:text-align="center" style:justify-single-word="false" fo:hyphenation-ladder-count="no-limit"/>
      <style:text-properties style:font-name="Arial" fo:font-size="18pt" fo:font-weight="bold" style:font-size-asian="18pt" style:font-weight-asian="bold" fo:hyphenate="false" fo:hyphenation-remain-char-count="0" fo:hyphenation-push-char-count="0"/>
    </style:style>
    <style:style style:name="Subtitle" style:family="paragraph" style:parent-style-name="Header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hyphenation-ladder-count="no-limit" fo:text-indent="0.002cm" style:auto-text-indent="false">
        <style:tab-stops/>
      </style:paragraph-properties>
      <style:text-properties fo:color="#0000ff" fo:font-style="italic" style:font-style-asian="italic" fo:hyphenate="false" fo:hyphenation-remain-char-count="0" fo:hyphenation-push-char-count="0"/>
    </style:style>
    <style:style style:name="Tabletext" style:family="paragraph" style:parent-style-name="Standard">
      <style:paragraph-properties fo:margin-top="0cm" fo:margin-bottom="0.212cm" style:line-height-at-least="0.423cm" fo:keep-together="always" fo:hyphenation-ladder-count="no-limit"/>
      <style:text-properties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Domyślna_20_czcionka_20_akapitu" style:display-name="Domyślna czcionka akapitu" style:family="text"/>
    <style:style style:name="Footnote_20_Symbol" style:display-name="Footnote Symbol" style:family="text"/>
    <style:style style:name="Endnote_20_Symbol" style:display-name="Endnote Symbol" style:family="text"/>
    <style:style style:name="WW8Num2z0" style:family="text">
      <style:text-properties style:font-name="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OpenSymbol" style:font-name-asian="OpenSymbol" style:font-name-complex="Open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Open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style:style style:name="WW_5f_CharLFO6LVL1" style:display-name="WW_CharLFO6LVL1" style:family="text">
      <style:text-properties style:font-name="OpenSymbol" style:font-name-asian="OpenSymbol" style:font-name-complex="OpenSymbol"/>
    </style:style>
    <style:style style:name="WW_5f_CharLFO6LVL2" style:display-name="WW_CharLFO6LVL2" style:family="text">
      <style:text-properties style:font-name="OpenSymbol" style:font-name-asian="OpenSymbol" style:font-name-complex="OpenSymbol"/>
    </style:style>
    <style:style style:name="WW_5f_CharLFO6LVL3" style:display-name="WW_CharLFO6LVL3" style:family="text">
      <style:text-properties style:font-name="OpenSymbol" style:font-name-asian="OpenSymbol" style:font-name-complex="OpenSymbol"/>
    </style:style>
    <style:style style:name="WW_5f_CharLFO6LVL4" style:display-name="WW_CharLFO6LVL4" style:family="text">
      <style:text-properties style:font-name="OpenSymbol" style:font-name-asian="OpenSymbol" style:font-name-complex="OpenSymbol"/>
    </style:style>
    <style:style style:name="WW_5f_CharLFO6LVL5" style:display-name="WW_CharLFO6LVL5" style:family="text">
      <style:text-properties style:font-name="OpenSymbol" style:font-name-asian="OpenSymbol" style:font-name-complex="OpenSymbol"/>
    </style:style>
    <style:style style:name="WW_5f_CharLFO6LVL6" style:display-name="WW_CharLFO6LVL6" style:family="text">
      <style:text-properties style:font-name="OpenSymbol" style:font-name-asian="OpenSymbol" style:font-name-complex="OpenSymbol"/>
    </style:style>
    <style:style style:name="WW_5f_CharLFO6LVL7" style:display-name="WW_CharLFO6LVL7" style:family="text">
      <style:text-properties style:font-name="OpenSymbol" style:font-name-asian="OpenSymbol" style:font-name-complex="OpenSymbol"/>
    </style:style>
    <style:style style:name="WW_5f_CharLFO6LVL8" style:display-name="WW_CharLFO6LVL8" style:family="text">
      <style:text-properties style:font-name="OpenSymbol" style:font-name-asian="OpenSymbol" style:font-name-complex="OpenSymbol"/>
    </style:style>
    <style:style style:name="WW_5f_CharLFO6LVL9" style:display-name="WW_CharLFO6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xx xx</dc:creator>
    <meta:creation-date>2009-03-13T21:41:00Z</meta:creation-date>
    <dc:date>2014-03-26T17:14:56.06</dc:date>
    <meta:editing-cycles>11</meta:editing-cycles>
    <meta:editing-duration>PT1H34M7S</meta:editing-duration>
    <meta:document-statistic meta:table-count="1" meta:image-count="1" meta:object-count="0" meta:page-count="3" meta:paragraph-count="72" meta:word-count="451" meta:character-count="3449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